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formula="of:=IF([.A1]&lt;=2;&quot;Muy deficiente&quot;;IF(AND([.A1]&gt;=3;[.A1]&lt;=4);&quot;Insuficiente&quot;;IF(AND([.A1]&gt;=5;[.A1]&lt;=6);&quot;Suficiente&quot;;IF(AND([.A1]&gt;=7;[.A1]&lt;=8);&quot;Bien&quot;;&quot;Sobresaliente&quot;))))" office:value-type="string" office:string-value="Muy deficiente" calcext:value-type="string">
            <text:p>Muy defici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2]&lt;=2;&quot;Muy deficiente&quot;;IF(AND([.A2]&gt;=3;[.A2]&lt;=4);&quot;Insuficiente&quot;;IF(AND([.A2]&gt;=5;[.A2]&lt;=6);&quot;Suficiente&quot;;IF(AND([.A2]&gt;=7;[.A2]&lt;=8);&quot;Bien&quot;;&quot;Sobresaliente&quot;))))" office:value-type="string" office:string-value="Muy deficiente" calcext:value-type="string">
            <text:p>Muy defici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3]&lt;=2;&quot;Muy deficiente&quot;;IF(AND([.A3]&gt;=3;[.A3]&lt;=4);&quot;Insuficiente&quot;;IF(AND([.A3]&gt;=5;[.A3]&lt;=6);&quot;Suficiente&quot;;IF(AND([.A3]&gt;=7;[.A3]&lt;=8);&quot;Bien&quot;;&quot;Sobresaliente&quot;))))" office:value-type="string" office:string-value="Insuficiente" calcext:value-type="string">
            <text:p>Insuficien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4]&lt;=2;&quot;Muy deficiente&quot;;IF(AND([.A4]&gt;=3;[.A4]&lt;=4);&quot;Insuficiente&quot;;IF(AND([.A4]&gt;=5;[.A4]&lt;=6);&quot;Suficiente&quot;;IF(AND([.A4]&gt;=7;[.A4]&lt;=8);&quot;Bien&quot;;&quot;Sobresaliente&quot;))))" office:value-type="string" office:string-value="Suficiente" calcext:value-type="string">
            <text:p>Suficien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5]&lt;=2;&quot;Muy deficiente&quot;;IF(AND([.A5]&gt;=3;[.A5]&lt;=4);&quot;Insuficiente&quot;;IF(AND([.A5]&gt;=5;[.A5]&lt;=6);&quot;Suficiente&quot;;IF(AND([.A5]&gt;=7;[.A5]&lt;=8);&quot;Bien&quot;;&quot;Sobresaliente&quot;))))" office:value-type="string" office:string-value="Suficiente" calcext:value-type="string">
            <text:p>Suficien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6]&lt;=2;&quot;Muy deficiente&quot;;IF(AND([.A6]&gt;=3;[.A6]&lt;=4);&quot;Insuficiente&quot;;IF(AND([.A6]&gt;=5;[.A6]&lt;=6);&quot;Suficiente&quot;;IF(AND([.A6]&gt;=7;[.A6]&lt;=8);&quot;Bien&quot;;&quot;Sobresaliente&quot;))))" office:value-type="string" office:string-value="Bien" calcext:value-type="string">
            <text:p>Bi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7]&lt;=2;&quot;Muy deficiente&quot;;IF(AND([.A7]&gt;=3;[.A7]&lt;=4);&quot;Insuficiente&quot;;IF(AND([.A7]&gt;=5;[.A7]&lt;=6);&quot;Suficiente&quot;;IF(AND([.A7]&gt;=7;[.A7]&lt;=8);&quot;Bien&quot;;&quot;Sobresaliente&quot;))))" office:value-type="string" office:string-value="Bien" calcext:value-type="string">
            <text:p>Bi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8]&lt;=2;&quot;Muy deficiente&quot;;IF(AND([.A8]&gt;=3;[.A8]&lt;=4);&quot;Insuficiente&quot;;IF(AND([.A8]&gt;=5;[.A8]&lt;=6);&quot;Suficiente&quot;;IF(AND([.A8]&gt;=7;[.A8]&lt;=8);&quot;Bien&quot;;&quot;Sobresaliente&quot;))))" office:value-type="string" office:string-value="Sobresaliente" calcext:value-type="string">
            <text:p>Sobresalien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9]&lt;=2;&quot;Muy deficiente&quot;;IF(AND([.A9]&gt;=3;[.A9]&lt;=4);&quot;Insuficiente&quot;;IF(AND([.A9]&gt;=5;[.A9]&lt;=6);&quot;Suficiente&quot;;IF(AND([.A9]&gt;=7;[.A9]&lt;=8);&quot;Bien&quot;;&quot;Sobresaliente&quot;))))" office:value-type="string" office:string-value="Sobresaliente" calcext:value-type="string">
            <text:p>Sobresali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10]&lt;=2;&quot;Muy deficiente&quot;;IF(AND([.A10]&gt;=3;[.A10]&lt;=4);&quot;Insuficiente&quot;;IF(AND([.A10]&gt;=5;[.A10]&lt;=6);&quot;Suficiente&quot;;IF(AND([.A10]&gt;=7;[.A10]&lt;=8);&quot;Bien&quot;;&quot;Sobresaliente&quot;))))" office:value-type="string" office:string-value="Insuficiente" calcext:value-type="string">
            <text:p>Insufici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11]&lt;=2;&quot;Muy deficiente&quot;;IF(AND([.A11]&gt;=3;[.A11]&lt;=4);&quot;Insuficiente&quot;;IF(AND([.A11]&gt;=5;[.A11]&lt;=6);&quot;Suficiente&quot;;IF(AND([.A11]&gt;=7;[.A11]&lt;=8);&quot;Bien&quot;;&quot;Sobresaliente&quot;))))" office:value-type="string" office:string-value="Insuficiente" calcext:value-type="string">
            <text:p>Insuficien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12]&lt;=2;&quot;Muy deficiente&quot;;IF(AND([.A12]&gt;=3;[.A12]&lt;=4);&quot;Insuficiente&quot;;IF(AND([.A12]&gt;=5;[.A12]&lt;=6);&quot;Suficiente&quot;;IF(AND([.A12]&gt;=7;[.A12]&lt;=8);&quot;Bien&quot;;&quot;Sobresaliente&quot;))))" office:value-type="string" office:string-value="Suficiente" calcext:value-type="string">
            <text:p>Suficien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13]&lt;=2;&quot;Muy deficiente&quot;;IF(AND([.A13]&gt;=3;[.A13]&lt;=4);&quot;Insuficiente&quot;;IF(AND([.A13]&gt;=5;[.A13]&lt;=6);&quot;Suficiente&quot;;IF(AND([.A13]&gt;=7;[.A13]&lt;=8);&quot;Bien&quot;;&quot;Sobresaliente&quot;))))" office:value-type="string" office:string-value="Suficiente" calcext:value-type="string">
            <text:p>Sufici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14]&lt;=2;&quot;Muy deficiente&quot;;IF(AND([.A14]&gt;=3;[.A14]&lt;=4);&quot;Insuficiente&quot;;IF(AND([.A14]&gt;=5;[.A14]&lt;=6);&quot;Suficiente&quot;;IF(AND([.A14]&gt;=7;[.A14]&lt;=8);&quot;Bien&quot;;&quot;Sobresaliente&quot;))))" office:value-type="string" office:string-value="Insuficiente" calcext:value-type="string">
            <text:p>Insuficien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15]&lt;=2;&quot;Muy deficiente&quot;;IF(AND([.A15]&gt;=3;[.A15]&lt;=4);&quot;Insuficiente&quot;;IF(AND([.A15]&gt;=5;[.A15]&lt;=6);&quot;Suficiente&quot;;IF(AND([.A15]&gt;=7;[.A15]&lt;=8);&quot;Bien&quot;;&quot;Sobresaliente&quot;))))" office:value-type="string" office:string-value="Suficiente" calcext:value-type="string">
            <text:p>Suficien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16]&lt;=2;&quot;Muy deficiente&quot;;IF(AND([.A16]&gt;=3;[.A16]&lt;=4);&quot;Insuficiente&quot;;IF(AND([.A16]&gt;=5;[.A16]&lt;=6);&quot;Suficiente&quot;;IF(AND([.A16]&gt;=7;[.A16]&lt;=8);&quot;Bien&quot;;&quot;Sobresaliente&quot;))))" office:value-type="string" office:string-value="Bien" calcext:value-type="string">
            <text:p>Bi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17]&lt;=2;&quot;Muy deficiente&quot;;IF(AND([.A17]&gt;=3;[.A17]&lt;=4);&quot;Insuficiente&quot;;IF(AND([.A17]&gt;=5;[.A17]&lt;=6);&quot;Suficiente&quot;;IF(AND([.A17]&gt;=7;[.A17]&lt;=8);&quot;Bien&quot;;&quot;Sobresaliente&quot;))))" office:value-type="string" office:string-value="Bien" calcext:value-type="string">
            <text:p>Bi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8]&lt;=2;&quot;Muy deficiente&quot;;IF(AND([.A18]&gt;=3;[.A18]&lt;=4);&quot;Insuficiente&quot;;IF(AND([.A18]&gt;=5;[.A18]&lt;=6);&quot;Suficiente&quot;;IF(AND([.A18]&gt;=7;[.A18]&lt;=8);&quot;Bien&quot;;&quot;Sobresaliente&quot;))))" office:value-type="string" office:string-value="Muy deficiente" calcext:value-type="string">
            <text:p>Muy deficie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19]&lt;=2;&quot;Muy deficiente&quot;;IF(AND([.A19]&gt;=3;[.A19]&lt;=4);&quot;Insuficiente&quot;;IF(AND([.A19]&gt;=5;[.A19]&lt;=6);&quot;Suficiente&quot;;IF(AND([.A19]&gt;=7;[.A19]&lt;=8);&quot;Bien&quot;;&quot;Sobresaliente&quot;))))" office:value-type="string" office:string-value="Insuficiente" calcext:value-type="string">
            <text:p>Insufici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20]&lt;=2;&quot;Muy deficiente&quot;;IF(AND([.A20]&gt;=3;[.A20]&lt;=4);&quot;Insuficiente&quot;;IF(AND([.A20]&gt;=5;[.A20]&lt;=6);&quot;Suficiente&quot;;IF(AND([.A20]&gt;=7;[.A20]&lt;=8);&quot;Bien&quot;;&quot;Sobresaliente&quot;))))" office:value-type="string" office:string-value="Insuficiente" calcext:value-type="string">
            <text:p>Insuficien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21]&lt;=2;&quot;Muy deficiente&quot;;IF(AND([.A21]&gt;=3;[.A21]&lt;=4);&quot;Insuficiente&quot;;IF(AND([.A21]&gt;=5;[.A21]&lt;=6);&quot;Suficiente&quot;;IF(AND([.A21]&gt;=7;[.A21]&lt;=8);&quot;Bien&quot;;&quot;Sobresaliente&quot;))))" office:value-type="string" office:string-value="Suficiente" calcext:value-type="string">
            <text:p>Suficien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22]&lt;=2;&quot;Muy deficiente&quot;;IF(AND([.A22]&gt;=3;[.A22]&lt;=4);&quot;Insuficiente&quot;;IF(AND([.A22]&gt;=5;[.A22]&lt;=6);&quot;Suficiente&quot;;IF(AND([.A22]&gt;=7;[.A22]&lt;=8);&quot;Bien&quot;;&quot;Sobresaliente&quot;))))" office:value-type="string" office:string-value="Suficiente" calcext:value-type="string">
            <text:p>Suficien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23]&lt;=2;&quot;Muy deficiente&quot;;IF(AND([.A23]&gt;=3;[.A23]&lt;=4);&quot;Insuficiente&quot;;IF(AND([.A23]&gt;=5;[.A23]&lt;=6);&quot;Suficiente&quot;;IF(AND([.A23]&gt;=7;[.A23]&lt;=8);&quot;Bien&quot;;&quot;Sobresaliente&quot;))))" office:value-type="string" office:string-value="Bien" calcext:value-type="string">
            <text:p>Bi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24]&lt;=2;&quot;Muy deficiente&quot;;IF(AND([.A24]&gt;=3;[.A24]&lt;=4);&quot;Insuficiente&quot;;IF(AND([.A24]&gt;=5;[.A24]&lt;=6);&quot;Suficiente&quot;;IF(AND([.A24]&gt;=7;[.A24]&lt;=8);&quot;Bien&quot;;&quot;Sobresaliente&quot;))))" office:value-type="string" office:string-value="Sobresaliente" calcext:value-type="string">
            <text:p>Sobresalien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25]&lt;=2;&quot;Muy deficiente&quot;;IF(AND([.A25]&gt;=3;[.A25]&lt;=4);&quot;Insuficiente&quot;;IF(AND([.A25]&gt;=5;[.A25]&lt;=6);&quot;Suficiente&quot;;IF(AND([.A25]&gt;=7;[.A25]&lt;=8);&quot;Bien&quot;;&quot;Sobresaliente&quot;))))" office:value-type="string" office:string-value="Sobresaliente" calcext:value-type="string">
            <text:p>Sobresaliente</text:p>
          </table:table-cell>
        </table:table-row>
        <table:table-row table:style-name="ro1" table:number-rows-repeated="104855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22:15:08.639410921</meta:creation-date>
    <dc:date>2022-11-25T22:54:30.894448363</dc:date>
    <meta:editing-duration>PT4M5S</meta:editing-duration>
    <meta:editing-cycles>1</meta:editing-cycles>
    <meta:document-statistic meta:table-count="1" meta:cell-count="50" meta:object-count="0"/>
    <meta:generator>LibreOffice/7.3.6.2$Linux_X86_64 LibreOffice_project/30$Build-2</meta:generator>
  </office:meta>
</office:document-meta>
</file>